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95a8" officeooo:paragraph-rsid="001895a8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895a8" officeooo:paragraph-rsid="001895a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895a8" officeooo:paragraph-rsid="001a455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895a8" officeooo:paragraph-rsid="001b0bea"/>
    </style:style>
    <style:style style:name="T1" style:family="text">
      <style:text-properties officeooo:rsid="001a455f"/>
    </style:style>
    <style:style style:name="T2" style:family="text">
      <style:text-properties style:font-name="Liberation Serif1" officeooo:rsid="001a455f"/>
    </style:style>
    <style:style style:name="T3" style:family="text">
      <style:text-properties style:font-name="Liberation Serif" officeooo:rsid="001a45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 objectifs</text:p>
      <text:p text:style-name="P1"/>
      <text:list xml:id="list400536964" text:style-name="L1">
        <text:list-item>
          <text:p text:style-name="P2"><text:span text:style-name="T2">Ê</text:span>tre capable d'avoir une conversation de tous les jours en français</text:p>
        </text:list-item>
        <text:list-item>
          <text:p text:style-name="P3"><text:span text:style-name="T1">U</text:span>tiliser les choses apprises en classe pour pratiquer mon français au quotidien</text:p>
        </text:list-item>
        <text:list-item>
          <text:p text:style-name="P4"><text:span text:style-name="T2">Ê</text:span>tre actif en classe et interagir avec les autres camarades de classe pour rester motivé et me sentir à l'aise avec ce que j'apprends</text:p>
        </text:list-item>
        <text:list-item>
          <text:p text:style-name="P3"><text:span text:style-name="T1">G</text:span>érer mon temps pour pouvoir assister à toutes les activités requises pour atteindre mon premier objecti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0:42:45.963872062</meta:creation-date>
    <dc:date>2019-10-03T10:55:54.302679624</dc:date>
    <meta:editing-duration>PT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9" meta:character-count="405" meta:non-whitespace-character-count="345"/>
  </office:meta>
</office:document-meta>
</file>